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fabaf" officeooo:paragraph-rsid="000fabaf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 style:master-page-name="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0fabaf" officeooo:paragraph-rsid="000fabaf"/>
    </style:style>
    <style:style style:name="P5" style:family="paragraph" style:parent-style-name="Text_20_body" style:master-page-name="">
      <loext:graphic-properties draw:fill="none"/>
      <style:paragraph-properties fo:margin-left="0.0618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rsid="000ee8e2" officeooo:paragraph-rsid="000ee8e2"/>
    </style:style>
    <style:style style:name="P6" style:family="paragraph" style:parent-style-name="Text_20_body" style:master-page-name="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20a938" officeooo:paragraph-rsid="0020a938"/>
    </style:style>
    <style:style style:name="P7" style:family="paragraph" style:parent-style-name="Text_20_body" style:master-page-name="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219ed2" officeooo:paragraph-rsid="00219ed2"/>
    </style:style>
    <style:style style:name="P8" style:family="paragraph" style:parent-style-name="Text_20_body" style:master-page-name="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2310fe" officeooo:paragraph-rsid="002310fe"/>
    </style:style>
    <style:style style:name="P9" style:family="paragraph" style:parent-style-name="Text_20_body" style:master-page-name="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273e77" officeooo:paragraph-rsid="00273e77"/>
    </style:style>
    <style:style style:name="P10" style:family="paragraph" style:parent-style-name="Text_20_body" style:master-page-name="">
      <loext:graphic-properties draw:fill="none"/>
      <style:paragraph-properties fo:margin-left="0.0618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rsid="001c1f73" officeooo:paragraph-rsid="001c1f73"/>
    </style:style>
    <style:style style:name="P11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officeooo:rsid="000fabaf" officeooo:paragraph-rsid="000fabaf"/>
    </style:style>
    <style:style style:name="P12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officeooo:rsid="001129c8" officeooo:paragraph-rsid="000fabaf"/>
    </style:style>
    <style:style style:name="P13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officeooo:rsid="001129c8" officeooo:paragraph-rsid="001129c8"/>
    </style:style>
    <style:style style:name="P14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officeooo:rsid="0013619e" officeooo:paragraph-rsid="0013619e"/>
    </style:style>
    <style:style style:name="P15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officeooo:rsid="000ee8e2" officeooo:paragraph-rsid="000ee8e2"/>
    </style:style>
    <style:style style:name="P16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fo:font-style="italic" officeooo:rsid="001c1f73" officeooo:paragraph-rsid="001c1f73" style:font-style-asian="italic" style:font-style-complex="italic"/>
    </style:style>
    <style:style style:name="P17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fo:font-style="italic" officeooo:rsid="002310fe" officeooo:paragraph-rsid="002310fe" style:font-style-asian="italic" style:font-style-complex="italic"/>
    </style:style>
    <style:style style:name="P18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fo:font-style="italic" officeooo:rsid="00273e77" officeooo:paragraph-rsid="00273e77" style:font-style-asian="italic" style:font-style-complex="italic"/>
    </style:style>
    <style:style style:name="P19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officeooo:rsid="001d7357" officeooo:paragraph-rsid="001d7357"/>
    </style:style>
    <style:style style:name="P20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fo:font-style="normal" officeooo:rsid="00219ed2" officeooo:paragraph-rsid="00219ed2" style:font-style-asian="normal" style:font-style-complex="normal"/>
    </style:style>
    <style:style style:name="P21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fo:font-style="normal" officeooo:rsid="00219ed2" officeooo:paragraph-rsid="002310fe" style:font-style-asian="normal" style:font-style-complex="normal"/>
    </style:style>
    <style:style style:name="P22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fo:font-style="normal" officeooo:rsid="002310fe" officeooo:paragraph-rsid="002310fe" style:font-style-asian="normal" style:font-style-complex="normal"/>
    </style:style>
    <style:style style:name="P23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align="start" style:justify-single-word="false" fo:text-indent="0in" style:auto-text-indent="false" fo:background-color="transparent"/>
      <style:text-properties fo:font-style="normal" officeooo:rsid="0024c652" officeooo:paragraph-rsid="0024c652" style:font-style-asian="normal" style:font-style-complex="normal"/>
    </style:style>
    <style:style style:name="P24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officeooo:rsid="002310fe" officeooo:paragraph-rsid="002310fe"/>
    </style:style>
    <style:style style:name="P25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align="start" style:justify-single-word="false" fo:text-indent="0in" style:auto-text-indent="false" fo:background-color="transparent"/>
      <style:text-properties officeooo:rsid="002310fe" officeooo:paragraph-rsid="0024c652"/>
    </style:style>
    <style:style style:name="P26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align="start" style:justify-single-word="false" fo:text-indent="0in" style:auto-text-indent="false" fo:background-color="transparent"/>
      <style:text-properties officeooo:rsid="0024c652" officeooo:paragraph-rsid="0024c652"/>
    </style:style>
    <style:style style:name="P27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officeooo:rsid="00273e77" officeooo:paragraph-rsid="00273e77"/>
    </style:style>
    <style:style style:name="P28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reak-before="page" fo:background-color="transparent"/>
      <style:text-properties officeooo:rsid="001129c8" officeooo:paragraph-rsid="001129c8"/>
    </style:style>
    <style:style style:name="P29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reak-before="page" fo:background-color="transparent"/>
      <style:text-properties officeooo:rsid="001129c8" officeooo:paragraph-rsid="0013619e"/>
    </style:style>
    <style:style style:name="P30" style:family="paragraph" style:parent-style-name="Title">
      <style:text-properties officeooo:paragraph-rsid="000ee8e2"/>
    </style:style>
    <style:style style:name="P31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fo:background-color="transparent"/>
      <style:text-properties fo:font-style="italic" officeooo:rsid="001c1f73" officeooo:paragraph-rsid="001c1f73" style:font-style-asian="italic" style:font-style-complex="italic"/>
    </style:style>
    <style:style style:name="P32" style:family="paragraph" style:parent-style-name="Text_20_body" style:master-page-name="">
      <loext:graphic-properties draw:fill="none"/>
      <style:paragraph-properties fo:margin-left="1.6866in" fo:margin-right="0in" fo:margin-top="0in" fo:margin-bottom="0.0972in" loext:contextual-spacing="false" fo:line-height="120%" fo:text-align="justify" style:justify-single-word="false" fo:text-indent="-1.1252in" style:auto-text-indent="false" style:page-number="auto" fo:background-color="transparent"/>
      <style:text-properties fo:font-style="italic" officeooo:rsid="001c1f73" officeooo:paragraph-rsid="001c1f73" style:font-style-asian="italic" style:font-style-complex="italic"/>
    </style:style>
    <style:style style:name="P33" style:family="paragraph" style:parent-style-name="Text_20_body" style:master-page-name="">
      <loext:graphic-properties draw:fill="none"/>
      <style:paragraph-properties fo:margin-left="0.5618in" fo:margin-right="0in" fo:margin-top="0in" fo:margin-bottom="0.0972in" loext:contextual-spacing="false" fo:line-height="120%" fo:text-indent="0in" style:auto-text-indent="false" style:page-number="auto" fo:background-color="transparent"/>
      <style:text-properties fo:font-style="italic" officeooo:rsid="001c1f73" officeooo:paragraph-rsid="001c1f73" style:font-style-asian="italic" style:font-style-complex="italic"/>
    </style:style>
    <style:style style:name="P34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20%" fo:text-align="start" style:justify-single-word="false" fo:text-indent="0in" style:auto-text-indent="false" style:page-number="auto" fo:background-color="transparent"/>
      <style:text-properties fo:font-style="italic" officeooo:rsid="0024c652" officeooo:paragraph-rsid="0024c652" style:font-style-asian="italic" style:font-style-complex="italic"/>
    </style:style>
    <style:style style:name="P35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20%" fo:text-indent="0in" style:auto-text-indent="false" style:page-number="auto" fo:background-color="transparent"/>
      <style:text-properties fo:font-style="italic" officeooo:rsid="00273e77" officeooo:paragraph-rsid="0027f5a0" style:font-style-asian="italic" style:font-style-complex="italic"/>
    </style:style>
    <style:style style:name="P36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20a938" officeooo:paragraph-rsid="0020a938"/>
    </style:style>
    <style:style style:name="P37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fo:font-style="italic" officeooo:rsid="0020a938" officeooo:paragraph-rsid="0020a938" style:font-style-asian="italic" style:font-style-complex="italic"/>
    </style:style>
    <style:style style:name="P38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20%" fo:text-align="start" style:justify-single-word="false" fo:text-indent="0in" style:auto-text-indent="false" fo:background-color="transparent"/>
      <style:text-properties fo:font-style="italic" officeooo:rsid="0024c652" officeooo:paragraph-rsid="0025fa35" style:font-style-asian="italic" style:font-style-complex="italic"/>
    </style:style>
    <style:style style:name="P39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20%" fo:text-align="start" style:justify-single-word="false" fo:text-indent="0in" style:auto-text-indent="false" fo:background-color="transparent"/>
      <style:text-properties fo:font-style="italic" officeooo:rsid="00273e77" officeooo:paragraph-rsid="00273e77" style:font-style-asian="italic" style:font-style-complex="italic"/>
    </style:style>
    <style:style style:name="P40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fo:font-style="italic" officeooo:rsid="0027f5a0" officeooo:paragraph-rsid="0027f5a0" style:font-style-asian="italic" style:font-style-complex="italic"/>
    </style:style>
    <style:style style:name="P41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20%" fo:text-align="start" style:justify-single-word="false" fo:text-indent="0in" style:auto-text-indent="false" fo:background-color="transparent"/>
      <style:text-properties fo:font-style="italic" officeooo:rsid="0027f5a0" officeooo:paragraph-rsid="0027f5a0" style:font-style-asian="italic" style:font-style-complex="italic"/>
    </style:style>
    <style:style style:name="P42" style:family="paragraph" style:parent-style-name="Text_20_body" style:master-page-name="">
      <loext:graphic-properties draw:fill="none"/>
      <style:paragraph-properties fo:margin-left="0.8118in" fo:margin-right="0in" fo:margin-top="0in" fo:margin-bottom="0.0972in" loext:contextual-spacing="false" fo:line-height="120%" fo:text-align="start" style:justify-single-word="false" fo:text-indent="-0.5in" style:auto-text-indent="false" style:page-number="auto" fo:background-color="transparent"/>
      <style:text-properties fo:font-style="italic" officeooo:rsid="0020a938" officeooo:paragraph-rsid="00219ed2" style:font-style-asian="italic" style:font-style-complex="italic"/>
    </style:style>
    <style:style style:name="P43" style:family="paragraph" style:parent-style-name="Text_20_body" style:master-page-name="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style:page-number="auto" fo:background-color="transparent"/>
      <style:text-properties fo:font-style="italic" officeooo:rsid="00273e77" officeooo:paragraph-rsid="00273e77" style:font-style-asian="italic" style:font-style-complex="italic"/>
    </style:style>
    <style:style style:name="P44" style:family="paragraph" style:parent-style-name="Text_20_body" style:master-page-name="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29f5c9" officeooo:paragraph-rsid="0029f5c9"/>
    </style:style>
    <style:style style:name="P45" style:family="paragraph" style:parent-style-name="Text_20_body" style:master-page-name="">
      <loext:graphic-properties draw:fill="none"/>
      <style:paragraph-properties fo:margin-left="0.0618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rsid="0029f5c9" officeooo:paragraph-rsid="0029f5c9"/>
    </style:style>
    <style:style style:name="P46" style:family="paragraph" style:parent-style-name="Text_20_body" style:master-page-name="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2ea795" officeooo:paragraph-rsid="002ea795"/>
    </style:style>
    <style:style style:name="P47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officeooo:rsid="0029f5c9" officeooo:paragraph-rsid="0029f5c9"/>
    </style:style>
    <style:style style:name="P48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fo:font-style="italic" officeooo:rsid="002ae9cd" officeooo:paragraph-rsid="002ae9cd" style:font-style-asian="italic" style:font-style-complex="italic"/>
    </style:style>
    <style:style style:name="P49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fo:font-style="italic" officeooo:rsid="002e6ee6" officeooo:paragraph-rsid="002e6ee6" style:font-style-asian="italic" style:font-style-complex="italic"/>
    </style:style>
    <style:style style:name="P50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fo:font-style="italic" officeooo:rsid="002ea795" officeooo:paragraph-rsid="002ea795" style:font-style-asian="italic" style:font-style-complex="italic"/>
    </style:style>
    <style:style style:name="P51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fo:font-style="italic" officeooo:rsid="002ea795" officeooo:paragraph-rsid="00318370" style:font-style-asian="italic" style:font-style-complex="italic"/>
    </style:style>
    <style:style style:name="P52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fo:font-style="italic" officeooo:rsid="0031596e" officeooo:paragraph-rsid="00318370" style:font-style-asian="italic" style:font-style-complex="italic"/>
    </style:style>
    <style:style style:name="P53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fo:font-style="italic" officeooo:rsid="00318370" officeooo:paragraph-rsid="00318370" style:font-style-asian="italic" style:font-style-complex="italic"/>
    </style:style>
    <style:style style:name="P54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fo:font-style="italic" officeooo:rsid="003245a7" officeooo:paragraph-rsid="003245a7" style:font-style-asian="italic" style:font-style-complex="italic"/>
    </style:style>
    <style:style style:name="P55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fo:font-style="italic" officeooo:rsid="0033143d" officeooo:paragraph-rsid="0033143d" style:font-style-asian="italic" style:font-style-complex="italic"/>
    </style:style>
    <style:style style:name="P56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fo:font-style="normal" officeooo:rsid="002e6ee6" officeooo:paragraph-rsid="002e6ee6" style:font-style-asian="normal" style:font-style-complex="normal"/>
    </style:style>
    <style:style style:name="P57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officeooo:rsid="002ea795" officeooo:paragraph-rsid="002ea795"/>
    </style:style>
    <style:style style:name="P58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officeooo:rsid="0034ac9c" officeooo:paragraph-rsid="0034ac9c"/>
    </style:style>
    <style:style style:name="P59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fo:font-style="italic" officeooo:rsid="002ae9cd" officeooo:paragraph-rsid="002d089d" style:font-style-asian="italic" style:font-style-complex="italic"/>
    </style:style>
    <style:style style:name="P60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fo:font-style="italic" officeooo:rsid="002d089d" officeooo:paragraph-rsid="002d089d" style:font-style-asian="italic" style:font-style-complex="italic"/>
    </style:style>
    <style:style style:name="P61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fo:font-style="italic" officeooo:rsid="002d37dc" officeooo:paragraph-rsid="002d37dc" style:font-style-asian="italic" style:font-style-complex="italic"/>
    </style:style>
    <style:style style:name="P62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20%" fo:text-align="start" style:justify-single-word="false" fo:text-indent="0in" style:auto-text-indent="false" fo:background-color="transparent"/>
      <style:text-properties fo:font-style="italic" officeooo:rsid="002e6ee6" officeooo:paragraph-rsid="002e6ee6" style:font-style-asian="italic" style:font-style-complex="italic"/>
    </style:style>
    <style:style style:name="P63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20%" fo:text-align="start" style:justify-single-word="false" fo:text-indent="0in" style:auto-text-indent="false" fo:background-color="transparent"/>
      <style:text-properties fo:font-style="italic" officeooo:rsid="002e6ee6" officeooo:paragraph-rsid="002ea795" style:font-style-asian="italic" style:font-style-complex="italic"/>
    </style:style>
    <style:style style:name="P64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20%" fo:text-align="start" style:justify-single-word="false" fo:text-indent="0in" style:auto-text-indent="false" fo:background-color="transparent"/>
      <style:text-properties fo:font-style="italic" officeooo:rsid="002ea795" officeooo:paragraph-rsid="002ea795" style:font-style-asian="italic" style:font-style-complex="italic"/>
    </style:style>
    <style:style style:name="P6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start" style:justify-single-word="false" fo:text-indent="0in" style:auto-text-indent="false" fo:background-color="transparent"/>
      <style:text-properties fo:font-style="italic" officeooo:rsid="002ea795" officeooo:paragraph-rsid="002ea795" style:font-style-asian="italic" style:font-style-complex="italic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Heading_20_1">
      <style:paragraph-properties fo:break-before="page"/>
      <style:text-properties officeooo:paragraph-rsid="0029f5c9"/>
    </style:style>
    <style:style style:name="P68" style:family="paragraph">
      <style:paragraph-properties fo:text-align="center"/>
    </style:style>
    <style:style style:name="P69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0fabaf"/>
    </style:style>
    <style:style style:name="T2" style:family="text">
      <style:text-properties fo:color="#666666" style:text-position="0% 100%" style:font-name="Liberation Sans" fo:font-size="10pt" fo:font-style="normal" fo:font-weight="normal" officeooo:rsid="000fabaf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officeooo:rsid="000fabaf" fo:background-color="transparent" loext:char-shading-value="0"/>
    </style:style>
    <style:style style:name="T4" style:family="text">
      <style:text-properties officeooo:rsid="000ee8e2"/>
    </style:style>
    <style:style style:name="T5" style:family="text">
      <style:text-properties officeooo:rsid="0013619e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6pt" officeooo:rsid="0016951a" style:font-size-asian="36pt" style:font-size-complex="36pt"/>
    </style:style>
    <style:style style:name="T8" style:family="text">
      <style:text-properties officeooo:rsid="00181fc5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b3e5" style:font-style-asian="normal" style:font-style-complex="normal"/>
    </style:style>
    <style:style style:name="T11" style:family="text">
      <style:text-properties fo:font-style="normal" officeooo:rsid="0020a938" style:font-style-asian="normal" style:font-style-complex="normal"/>
    </style:style>
    <style:style style:name="T12" style:family="text">
      <style:text-properties fo:font-style="normal" officeooo:rsid="00219ed2" style:font-style-asian="normal" style:font-style-complex="normal"/>
    </style:style>
    <style:style style:name="T13" style:family="text">
      <style:text-properties fo:font-style="normal" officeooo:rsid="0024c652" style:font-style-asian="normal" style:font-style-complex="normal"/>
    </style:style>
    <style:style style:name="T14" style:family="text">
      <style:text-properties fo:font-style="normal" officeooo:rsid="0025fa35" style:font-style-asian="normal" style:font-style-complex="normal"/>
    </style:style>
    <style:style style:name="T15" style:family="text">
      <style:text-properties fo:font-style="normal" officeooo:rsid="00273e77" style:font-style-asian="normal" style:font-style-complex="normal"/>
    </style:style>
    <style:style style:name="T16" style:family="text">
      <style:text-properties fo:font-style="normal" officeooo:rsid="0027f5a0" style:font-style-asian="normal" style:font-style-complex="normal"/>
    </style:style>
    <style:style style:name="T17" style:family="text">
      <style:text-properties fo:font-style="normal" officeooo:rsid="002d089d" style:font-style-asian="normal" style:font-style-complex="normal"/>
    </style:style>
    <style:style style:name="T18" style:family="text">
      <style:text-properties fo:font-style="normal" officeooo:rsid="0029f5c9" style:font-style-asian="normal" style:font-style-complex="normal"/>
    </style:style>
    <style:style style:name="T19" style:family="text">
      <style:text-properties fo:font-style="normal" officeooo:rsid="002ea795" style:font-style-asian="normal" style:font-style-complex="normal"/>
    </style:style>
    <style:style style:name="T20" style:family="text">
      <style:text-properties fo:font-style="normal" officeooo:rsid="0031596e" style:font-style-asian="normal" style:font-style-complex="normal"/>
    </style:style>
    <style:style style:name="T21" style:family="text">
      <style:text-properties fo:font-style="normal" officeooo:rsid="003245a7" style:font-style-asian="normal" style:font-style-complex="normal"/>
    </style:style>
    <style:style style:name="T22" style:family="text">
      <style:text-properties fo:font-style="normal" officeooo:rsid="0033143d" style:font-style-asian="normal" style:font-style-complex="normal"/>
    </style:style>
    <style:style style:name="T23" style:family="text">
      <style:text-properties fo:font-style="normal" officeooo:rsid="0034ac9c" style:font-style-asian="normal" style:font-style-complex="normal"/>
    </style:style>
    <style:style style:name="T24" style:family="text">
      <style:text-properties fo:font-style="normal" officeooo:rsid="003567ff" style:font-style-asian="normal" style:font-style-complex="normal"/>
    </style:style>
    <style:style style:name="T25" style:family="text">
      <style:text-properties fo:font-style="normal" officeooo:rsid="0039ac27" style:font-style-asian="normal" style:font-style-complex="normal"/>
    </style:style>
    <style:style style:name="T26" style:family="text">
      <style:text-properties fo:font-style="normal" style:text-underline-style="none" style:font-style-asian="normal" style:font-style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2310fe" style:font-style-asian="italic" style:font-style-complex="italic"/>
    </style:style>
    <style:style style:name="T29" style:family="text">
      <style:text-properties fo:font-style="italic" officeooo:rsid="00219ed2" style:font-style-asian="italic" style:font-style-complex="italic"/>
    </style:style>
    <style:style style:name="T30" style:family="text">
      <style:text-properties fo:font-style="italic" officeooo:rsid="0024c652" style:font-style-asian="italic" style:font-style-complex="italic"/>
    </style:style>
    <style:style style:name="T31" style:family="text">
      <style:text-properties fo:font-style="italic" officeooo:rsid="0034ac9c" style:font-style-asian="italic" style:font-style-complex="italic"/>
    </style:style>
    <style:style style:name="T32" style:family="text">
      <style:text-properties officeooo:rsid="00219ed2"/>
    </style:style>
    <style:style style:name="T33" style:family="text">
      <style:text-properties officeooo:rsid="002310fe"/>
    </style:style>
    <style:style style:name="T34" style:family="text">
      <style:text-properties officeooo:rsid="0025fa35"/>
    </style:style>
    <style:style style:name="T35" style:family="text">
      <style:text-properties officeooo:rsid="0027f5a0"/>
    </style:style>
    <style:style style:name="T36" style:family="text">
      <style:text-properties officeooo:rsid="0029f5c9"/>
    </style:style>
    <style:style style:name="T37" style:family="text">
      <style:text-properties officeooo:rsid="002d37dc"/>
    </style:style>
    <style:style style:name="T38" style:family="text">
      <style:text-properties officeooo:rsid="002e6ee6"/>
    </style:style>
    <style:style style:name="T39" style:family="text">
      <style:text-properties officeooo:rsid="002ea795"/>
    </style:style>
    <style:style style:name="T40" style:family="text">
      <style:text-properties officeooo:rsid="0031596e"/>
    </style:style>
    <style:style style:name="T41" style:family="text">
      <style:text-properties officeooo:rsid="003245a7"/>
    </style:style>
    <style:style style:name="T42" style:family="text">
      <style:text-properties officeooo:rsid="0034ac9c"/>
    </style:style>
    <style:style style:name="gr1" style:family="graphic">
      <style:graphic-properties draw:stroke="solid" svg:stroke-width="0in" svg:stroke-color="#000000" draw:marker-start-width="0.139in" draw:marker-end-width="0.139in" draw:fill="none" draw:fill-color="#ffffff" fo:min-height="0.8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-width="0.139in" draw:marker-end-width="0.139in" draw:fill="none" draw:fill-color="#ffffff" fo:min-height="0.9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in" svg:stroke-color="#000000" draw:marker-start-width="0.139in" draw:marker-end-width="0.139in" draw:fill="none" draw:fill-color="#ffffff" fo:min-height="0.9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Linux programozás<text:line-break/>Házi Feladat<text:line-break/>(VIAUJV57)<text:line-break/></text:p>
      <text:p text:style-name="Title"><text:span text:style-name="T4">Végtelenített multiplayeres<text:line-break/>S</text:span>nake játék Linux platform<text:span text:style-name="T4">ra</text:span></text:p>
      <text:p text:style-name="Title"><text:line-break/></text:p>
      <text:p text:style-name="Title"><text:span text:style-name="T7">Fejlesztő</text:span><text:span text:style-name="T6">i dokumentáció</text:span></text:p>
      <text:p text:style-name="Title"/>
      <text:p text:style-name="Title"><text:line-break/></text:p>
      <text:p text:style-name="Title">Készítette:<text:line-break/>Köte Ákos (SKR5NC)</text:p>
      <text:h text:style-name="P66" text:outline-level="1"><text:span text:style-name="T8">A forráskód struktúrája</text:span>:</text:h>
      <text:p text:style-name="P5"><draw:frame text:anchor-type="paragraph" draw:z-index="0" draw:name="Shape1" draw:style-name="gr1" draw:text-style-name="P69" svg:width="1.5004in" svg:height="0.8858in" svg:x="2.2098in" svg:y="0.1571in"><draw:text-box><text:p text:style-name="P68">main.cpp</text:p><text:p text:style-name="P68">-</text:p><text:p text:style-name="P68">Végtelenített főciklus játékállapot alapján</text:p></draw:text-box></draw:frame><draw:frame text:anchor-type="paragraph" draw:z-index="6" draw:name="Shape1" draw:style-name="gr1" draw:text-style-name="P69" svg:width="1.5004in" svg:height="0.8858in" svg:x="3.8555in" svg:y="0.1508in"><draw:text-box><text:p text:style-name="P68">setup.cpp</text:p><text:p text:style-name="P68">-</text:p><text:p text:style-name="P68">Játék, pálya inicializálása</text:p></draw:text-box></draw:frame></text:p>
      <text:p text:style-name="P15"/>
      <text:p text:style-name="P15"/>
      <text:p text:style-name="P15"><draw:frame text:anchor-type="paragraph" draw:z-index="3" draw:name="Shape1" draw:style-name="gr2" draw:text-style-name="P69" svg:width="1.6461in" svg:height="0.9594in" svg:x="0.8098in" svg:y="0.1634in"><draw:text-box><text:p text:style-name="P68">level.cpp</text:p><text:p text:style-name="P68">-</text:p><text:p text:style-name="P68">A pálya eltárolása és kirazolása</text:p></draw:text-box></draw:frame><draw:frame text:anchor-type="paragraph" draw:z-index="2" draw:name="Shape1" draw:style-name="gr3" draw:text-style-name="P69" svg:width="1.9205in" svg:height="0.9598in" svg:x="2.8in" svg:y="0.1598in"><draw:text-box><text:p text:style-name="P68">HandleEvents.cpp</text:p><text:p text:style-name="P68">-</text:p><text:p text:style-name="P68">Billentyűzet eseményeknek a lekezeléséért felelős</text:p></draw:text-box></draw:frame><draw:frame text:anchor-type="paragraph" draw:z-index="5" draw:name="Shape1" draw:style-name="gr2" draw:text-style-name="P69" svg:width="1.6461in" svg:height="0.9594in" svg:x="5.0098in" svg:y="0.1598in"><draw:text-box><text:p text:style-name="P68">NetAppServer.cpp</text:p><text:p text:style-name="P68">-</text:p><text:p text:style-name="P68">Szerver oldali hálózatkezelés</text:p></draw:text-box></draw:frame></text:p>
      <text:p text:style-name="P15"/>
      <text:p text:style-name="P15"/>
      <text:p text:style-name="P15"/>
      <text:p text:style-name="P15"><draw:frame text:anchor-type="paragraph" draw:z-index="1" draw:name="Shape1" draw:style-name="gr2" draw:text-style-name="P69" svg:width="1.6461in" svg:height="0.9594in" svg:x="0.8098in" svg:y="-0.1098in"><draw:text-box><text:p text:style-name="P68">Bullet.cpp</text:p><text:p text:style-name="P68">-</text:p><text:p text:style-name="P68">Lövedékek mozgatása, létrehozása, kirajzolása</text:p></draw:text-box></draw:frame><draw:frame text:anchor-type="paragraph" draw:z-index="4" draw:name="Shape1" draw:style-name="gr2" draw:text-style-name="P69" svg:width="1.6461in" svg:height="0.9594in" svg:x="5.0098in" svg:y="-0.1098in"><draw:text-box><text:p text:style-name="P68">NetAppClient.cpp</text:p><text:p text:style-name="P68">-</text:p><text:p text:style-name="P68">Kliens oldali hálózatkezelés</text:p></draw:text-box></draw:frame></text:p>
      <text:p text:style-name="P15"/>
      <text:p text:style-name="P15"/>
      <text:p text:style-name="P15"><draw:frame text:anchor-type="paragraph" draw:z-index="7" draw:name="Shape1" draw:style-name="gr2" draw:text-style-name="P69" svg:width="1.6461in" svg:height="0.9594in" svg:x="0.8098in" svg:y="-0.05in"><draw:text-box><text:p text:style-name="P68">snake.cpp</text:p><text:p text:style-name="P68">-</text:p><text:p text:style-name="P68">Kígyók mozgatása, eltárolása, kirazolása</text:p></draw:text-box></draw:frame></text:p>
      <text:p text:style-name="P15"/>
      <text:p text:style-name="P15"/>
      <text:p text:style-name="P15"/>
      <text:h text:style-name="Heading_20_1" text:outline-level="1">main.cpp:</text:h>
      <text:p text:style-name="P10">Inicializálás, játék futtatása végtelenített főciklusban játékállapot alapján.</text:p>
      <text:p text:style-name="P19">Minden ciklusban megtörténik a billenytűesemények lekezelése, játékidőzítő (<text:span text:style-name="T27">deltaTime</text:span>) kiszámolása és a játék szinkronizálása hálozaton keresztül.</text:p>
      <text:p text:style-name="P16">gameState enum <text:span text:style-name="T9">játékállapot következő állapotokat veheti fel:</text:span></text:p>
      <text:p text:style-name="P33">GAME_RUN:<text:span text:style-name="T9"> </text:span><text:span text:style-name="T10">Ekkor minden ciklusban mozgatja és kirajzolja a lövedékeket, kígyókat.</text:span></text:p>
      <text:p text:style-name="P32">GAME_PAUSE: <text:span text:style-name="T10">Akkor jutunk ebbe az állapotba, ha véget ért a játék: megnyerte valaki, vagy mindenki meghalt, ilyenkor nem történik se mozgatás se kirajzolás, </text:span><text:span text:style-name="T11">megáll a játék</text:span><text:span text:style-name="T10">. A </text:span><text:span text:style-name="T11">játék újraindításához a szervernek </text:span><text:span text:style-name="T15">meg </text:span><text:span text:style-name="T11">kell nyomnia az R billentyűt.</text:span></text:p>
      <text:p text:style-name="P31"/>
      <text:h text:style-name="Heading_20_1" text:outline-level="1"><text:soft-page-break/><text:span text:style-name="T33">s</text:span>etup.cpp</text:h>
      <text:p text:style-name="P6">Az inicializáló, alaphelyzetbe állító függvényeket tartalmazza.</text:p>
      <text:p text:style-name="P36"><text:span text:style-name="T27">int InitSDL() -</text:span> Az SDL ablakot létrehozza és a képeket betölti.<text:line-break/><text:tab/>Visszatérési értéke: 0 – sikeres volt, vagy 1 – sikertelen.</text:p>
      <text:p text:style-name="P42">int SetupGame() - <text:span text:style-name="T12">A felhasználót itt kérdezzük meg, hogy szervert vagy klienst szeretne-e csinálni.<text:line-break/>Ha szervert, akkor szerverként fog működni, ezt a </text:span><text:span text:style-name="T32">CNetHost()</text:span><text:span text:style-name="T12"> osztály biztosítja.<text:line-break/>Ha klienst, akkor kliensként fog működni, ezt a </text:span><text:span text:style-name="T32">CNetClient()</text:span><text:span text:style-name="T12"> osztály biztosítja.<text:line-break/>Ezeknek az osztályoknak a segítségével hálózaton keresztül kommunikál a szerverrel, addig várunk a játékosokra, amíg a szerver el nem indítja a játékot.<text:line-break/></text:span><text:span text:style-name="T9">Visszatérési értéke: 0 – sikeres volt, vagy 1 – sikertelen.</text:span></text:p>
      <text:p text:style-name="P37">void RestartLevel() - <text:span text:style-name="T9">A játék újraindításánál alaphelyzetbe állít mindent.</text:span></text:p>
      <text:h text:style-name="Heading_20_1" text:outline-level="1">level.cpp</text:h>
      <text:p text:style-name="P7">Itt található meg a pályát számontartó tömb: <text:span text:style-name="T27">char Level::map[sizeX][sizeY] </text:span></text:p>
      <text:p text:style-name="P20">A pálya fel van osztva <text:span text:style-name="T27">discreteBlocks</text:span> (30px) pixeles négyzetekre.</text:p>
      <text:p text:style-name="P21">Minden egyes négyzetben többféle dolog <text:span text:style-name="T33">(</text:span><text:span text:style-name="T28">enum)</text:span> lehet:</text:p>
      <text:p text:style-name="P21"><text:tab/><text:span text:style-name="T28">SNK_RED:</text:span><text:span text:style-name="T33"> Piros kígyóhoz tartozó terület.</text:span></text:p>
      <text:p text:style-name="P21"><text:tab/><text:span text:style-name="T28">SNK_YEL</text:span><text:span text:style-name="T33">: Sárga kígyóhoz tartozó terület.</text:span></text:p>
      <text:p text:style-name="P21"><text:tab/><text:span text:style-name="T28">SNK_BLU: </text:span><text:span text:style-name="T33">Kék kígyóhoz tartozó terület.</text:span></text:p>
      <text:p text:style-name="P21"><text:tab/><text:span text:style-name="T28">SNK_GRN:</text:span><text:span text:style-name="T33"> Zöld kígyóhoz tartozó terület.</text:span></text:p>
      <text:p text:style-name="P21"><text:tab/><text:span text:style-name="T28">__EMPTY:</text:span><text:span text:style-name="T33"> Üres terület.</text:span></text:p>
      <text:p text:style-name="P21"><text:tab/><text:span text:style-name="T28">LVL_BND:</text:span><text:span text:style-name="T33"> Pálya szélét jelentő terület.</text:span></text:p>
      <text:p text:style-name="P22">A kígyók kezdőpozícióit a <text:span text:style-name="T27">redSnakeDefaultPos, yelSnakeDefaultPos, bluSnakeDefaultPos, grnSnakeDefaultPos</text:span> konstansok tartalmazzák.</text:p>
      <text:p text:style-name="P17">void DrawLevel() - <text:span text:style-name="T9">Függvény a pálya jelenlegi állását rajzolja ki.</text:span></text:p>
      <text:h text:style-name="P66" text:outline-level="1">Bullet.cpp</text:h>
      <text:p text:style-name="P8">Ebben található a lövedékek mozgatásáért, létrehozásáért, kirajzolásáért felelős függvények.</text:p>
      <text:p text:style-name="P24">Jelenleg a pályán tartózkodó lövedékeket a <text:span text:style-name="T27">std::vector&lt;Bullet&gt; bullets</text:span> tartja számon.</text:p>
      <text:p text:style-name="P25"><text:span text:style-name="T9">A </text:span><text:span text:style-name="T27">Bullet struktúra </text:span><text:span text:style-name="T9">tartalmazza:<text:line-break/><text:tab/></text:span><text:span text:style-name="T30">SDL_Rect screenPos - </text:span><text:span text:style-name="T9">a pontos pozícióját törtszámokban<text:line-break/><text:tab/></text:span><text:span text:style-name="T30">Pos pos - </text:span><text:span text:style-name="T9">a pixeles pozícióját a képernyőn<text:line-break/><text:tab/></text:span><text:span text:style-name="T30">Dir dir - </text:span><text:span text:style-name="T9">az irányát<text:line-break/><text:tab/></text:span><text:span text:style-name="T30">int levelPosX, int levelPosY -</text:span><text:span text:style-name="T13"> a </text:span><text:span text:style-name="T29">char Level::map[sizeX][sizeY]</text:span><text:span text:style-name="T12"> </text:span><text:span text:style-name="T13">tömbön belüli helyét<text:line-break/><text:tab/></text:span><text:span text:style-name="T30">bool markForDelete - </text:span><text:span text:style-name="T13">meg kell-e semmisíteni a lövedéket</text:span></text:p>
      <text:p text:style-name="P26"><text:span text:style-name="T9">A </text:span><text:span text:style-name="T27">bulletSpeed</text:span><text:span text:style-name="T9"> a sebességet, a </text:span><text:span text:style-name="T27">bulletSpawnDistance</text:span><text:span text:style-name="T9"> a kígyótól való távolságát amikor létrejön, a </text:span><text:span text:style-name="T27">bulletFireReload</text:span><text:span text:style-name="T9"> az újratöltési időt (ms-ben) tartja számon.</text:span></text:p>
      <text:p text:style-name="P26"><text:span text:style-name="T9">A </text:span><text:span text:style-name="T27">fireBullet</text:span><text:span text:style-name="T9"> </text:span><text:span text:style-name="T27">bool </text:span><text:span text:style-name="T9">jelzi ha lőni szeretnénk a kígyónkkal.</text:span></text:p>
      <text:p text:style-name="P23">Függvények:</text:p>
      <text:p text:style-name="P34">void CreateBullet(Snake* snake) – <text:span text:style-name="T9">Adott kígyó szeretne lőni, annak a fejéhez hozunk létre újat.</text:span></text:p>
      <text:p text:style-name="P38">void UpdateBulletMove() – <text:span text:style-name="T9">A lövedékek mozgását végzi, </text:span><text:span text:style-name="T14">segédfüggvénye:</text:span></text:p>
      <text:p text:style-name="P38"><text:span text:style-name="T34">void UpdateBulletLevel(Bullet *bullet) – </text:span><text:span text:style-name="T14">Az előző segédfüggvénye.</text:span></text:p>
      <text:p text:style-name="P39"><text:span text:style-name="T34">void DrawBullets() - </text:span><text:span text:style-name="T9">A lövedékek kirajzolásáért felel.</text:span></text:p>
      <text:h text:style-name="Heading_20_1" text:outline-level="1">snake.cpp</text:h>
      <text:p text:style-name="P9">A <text:span text:style-name="T27">std::vector&lt;Snake&gt; snakes </text:span>kígyók kezelését végzi.</text:p>
      <text:p text:style-name="P43">Snake struktúra:</text:p>
      <text:p text:style-name="P27"><text:span text:style-name="T27"><text:tab/>char color – </text:span><text:span text:style-name="T9">A kígyó színe</text:span></text:p>
      <text:p text:style-name="P27"><text:span text:style-name="T27"><text:s text:c="3"/><text:tab/>SDL_Rect screenPos – </text:span><text:span text:style-name="T9">Képernyőn a pixeles pozíciója</text:span></text:p>
      <text:p text:style-name="P27"><text:span text:style-name="T27"><text:s text:c="4"/><text:tab/>Snake_Pos pos –</text:span><text:span text:style-name="T9"> </text:span><text:span text:style-name="T26">Pontos, </text:span><text:span text:style-name="T9">törtszámú pozíciója</text:span></text:p>
      <text:p text:style-name="P27"><text:span text:style-name="T27"><text:s text:c="4"/><text:tab/>int levelPosX, int levelPosY – A</text:span><text:span text:style-name="T9"> Level tömbön belüli helye</text:span></text:p>
      <text:p text:style-name="P27"><text:span text:style-name="T27"><text:s text:c="3"/><text:tab/>Snake_Dir nextDir – </text:span><text:span text:style-name="T9">A kígyó következő iránya</text:span></text:p>
      <text:p text:style-name="P27"><text:span text:style-name="T27"><text:s text:c="2"/><text:tab/>Snake_Dir currDir – </text:span><text:span text:style-name="T9">A kígyó jelenlegi iránya</text:span></text:p>
      <text:p text:style-name="P27"><text:span text:style-name="T27"><text:s text:c="4"/><text:tab/>bool fireBullet – </text:span><text:span text:style-name="T9">Lőni szeretne-e a kígyó</text:span></text:p>
      <text:p text:style-name="P27"><text:span text:style-name="T27"><text:s text:c="4"/><text:tab/>bool dead – </text:span><text:span text:style-name="T9">Halott-e a kígyó</text:span></text:p>
      <text:p text:style-name="P27"><text:soft-page-break/><text:span text:style-name="T9">A </text:span><text:span text:style-name="T27">snakeSpeed </text:span><text:span text:style-name="T9">a kígyó sebességét, a </text:span><text:span text:style-name="T27">playerColor</text:span><text:span text:style-name="T9"> a játékoshoz tartozó kígyó színt tartalmazza.</text:span></text:p>
      <text:p text:style-name="P18">Függvények:</text:p>
      <text:p text:style-name="P35">void UpdateSnakeMove() <text:span text:style-name="T35">– </text:span><text:span text:style-name="T9">Ha a kígyó nem </text:span><text:span text:style-name="T16">halott, akkor ez a függvény mozgatja.</text:span></text:p>
      <text:p text:style-name="P41"><text:span text:style-name="T35">void UpdateAliveSnakeMove(char </text:span>i)<text:span text:style-name="T35"> – </text:span><text:span text:style-name="T9">Az előző függvény segédfüggvénye, kiszámítja a <text:tab/><text:tab/><text:tab/><text:tab/><text:tab/> <text:s text:c="2"/>mozgatás utáni pozícióját.</text:span></text:p>
      <text:p text:style-name="P40">void UpdateSnakeLevel(Snake *snake) – <text:span text:style-name="T9">Az előző függvény segédfüggvénye, frissíti a Level <text:tab/>tömbben való elhelyezkedését, ha valaminek nekiment, akkor meghalt. Ebben a <text:tab/>függvényben a szerver szinkronizálja és elküldi a sáját képét a kígyók állásáról a <text:tab/>klienseknek, amik frissítik a saját számításaikat.</text:span></text:p>
      <text:p text:style-name="P40">void DrawSnake() – <text:span text:style-name="T9">Kirajzolja az összes kígyót.</text:span></text:p>
      <text:p text:style-name="P40">void DrawDeadSnake() – <text:span text:style-name="T9">Kirajzolja a halott kígyókat.</text:span></text:p>
      <text:h text:style-name="Heading_20_1" text:outline-level="1">HandleEvents.cpp</text:h>
      <text:p text:style-name="P44">Ez felel a billentyűzet események kezeléséért SDL-en belül.</text:p>
      <text:p text:style-name="P47">Ha játékos és nem nező (spectator) szeretne mozogni, akkor a játékoshoz tartozó kígyó új irányát (<text:span text:style-name="T27">nextDir</text:span>) frissíti, majd a változást a kliensek elküldik a szervernek, ami minden kliensnek továbbítja.</text:p>
      <text:p text:style-name="P47">Lőni a space segítségével csak <text:span text:style-name="T27">bulletFireReload </text:span><text:span text:style-name="T9">ms időnként lehetséges.</text:span></text:p>
      <text:p text:style-name="P47"><text:span text:style-name="T9">A pálya újraindítását csak a szerver kezdeményezheti.</text:span></text:p>
      <text:h text:style-name="Heading_20_1" text:outline-level="1">NetAppServer.cpp</text:h>
      <text:p text:style-name="P45">A szerver-kliens kapcsolat hálózati socketekkel van megoldva, így több klienst is ki lehet szolgálni.</text:p>
      <text:p text:style-name="P47">Az adatok küldése és fogadása <text:span text:style-name="T27">Snake_TCP_Data sendData</text:span> és <text:span text:style-name="T27">Snake_TCP_Data receivedData</text:span> változók segítségével történik.</text:p>
      <text:p text:style-name="P47"><text:span text:style-name="T27">Snake_TCP_Data struktúra:</text:span></text:p>
      <text:p text:style-name="P47"><text:span text:style-name="T27"><text:tab/>char playerColor –</text:span><text:span text:style-name="T9"> Kígyó színe amelyikhez tartoznak az adatok</text:span></text:p>
      <text:p text:style-name="P47"><text:span text:style-name="T27"><text:s text:c="4"/><text:tab/>Snake_Dir nextSnakeDir – </text:span><text:span text:style-name="T9">A kígyó következő iránya</text:span></text:p>
      <text:p text:style-name="P47"><text:span text:style-name="T27"><text:s text:c="4"/><text:tab/>Snake_Dir currSnakeDir – </text:span><text:span text:style-name="T9">A kígyó jelenlegi iránya</text:span></text:p>
      <text:p text:style-name="P47"><text:span text:style-name="T27"><text:s text:c="4"/><text:tab/>bool fireBullet – </text:span><text:span text:style-name="T25">Lőtt-e a </text:span><text:span text:style-name="T9">kígyó</text:span></text:p>
      <text:p text:style-name="P47"><text:span text:style-name="T27"><text:s text:c="4"/><text:tab/>bool restartLevel – </text:span><text:span text:style-name="T9">Kezdeményezték-e a játék újrakezdését</text:span></text:p>
      <text:p text:style-name="P47"><text:soft-page-break/><text:span text:style-name="T27"><text:s text:c="4"/><text:tab/>bool dead –</text:span><text:span text:style-name="T9"> Meghalt-e a kígyó</text:span></text:p>
      <text:p text:style-name="P47"><text:span text:style-name="T27"><text:s text:c="4"/><text:tab/>Snake_Pos pos –</text:span><text:span text:style-name="T9"> A kígyó pontos, törtszámú pozíciója</text:span></text:p>
      <text:p text:style-name="P47"><text:span text:style-name="T27"><text:s text:c="3"/><text:tab/>char winnerColor –</text:span><text:span text:style-name="T9"> A játékot megnyerő kígyó színe</text:span></text:p>
      <text:p text:style-name="P49"><text:span text:style-name="T9">Socketeket tároló tömb: </text:span>TCPsocket sockets[MAX_SOCKETS]</text:p>
      <text:p text:style-name="P56">Maximum engedélyezett kapcsolatok (socketek) száma: <text:span text:style-name="T27">#define MAX_SOCKETS 0x10</text:span></text:p>
      <text:p text:style-name="P48">CNetHost() osztályhoz tartozó függvények:</text:p>
      <text:p text:style-name="P59">CNetHost::CNetHost() <text:span text:style-name="T36">–</text:span><text:span text:style-name="T18"> </text:span><text:span text:style-name="T17">Az 1234 porton létrehoz egy szervert, socketeket allokál.</text:span></text:p>
      <text:p text:style-name="P60">C<text:span text:style-name="T39">N</text:span>etHost::~CNetHost() <text:span text:style-name="T36">–</text:span><text:span text:style-name="T18"> </text:span><text:span text:style-name="T9">Az allokált socketeket felszabadítja.</text:span></text:p>
      <text:p text:style-name="P61">void CNetHost::CloseSocket(int index) – <text:span text:style-name="T9">Adott indexhez tartozó socketet lezárja.</text:span></text:p>
      <text:p text:style-name="P61">int CNetHost::AcceptSocket(int index) –<text:span text:style-name="T9"> Új socketnek (csatlakozásnak) allokál helyet.</text:span></text:p>
      <text:p text:style-name="P62">void C<text:span text:style-name="T39">N</text:span>etHost::HandleConnection() <text:span text:style-name="T37">– </text:span><text:span text:style-name="T9">A programciklusban mindig ellenőrzi, hogy van-e <text:tab/>beérkező adat klienstől, ha van akkor ezt megkapja a </text:span><text:span text:style-name="T36">receivedDat</text:span>a<text:span text:style-name="T9">-ban és ezt <text:tab/>továbbküldi minden kliensnek, hogy azok is szinkronizálják magukat.<text:line-break/><text:tab/>Ha új csatlakozási kérelem érkezett, akkor a játék indulása után már csak nézőként <text:tab/>(spectator) tudnak csatlakozni az új kliensek.</text:span></text:p>
      <text:p text:style-name="P63">void CNetHost::SendMsg(char snkIdx) – <text:span text:style-name="T9">Adott kígyószínhez tartozó adatokat küld az összes <text:tab/>kliensnek. </text:span><text:span text:style-name="T19">Ez a függvény akkor fut le, ha bármelyik kígyóban változás történt.<text:line-break/><text:tab/>A szerver tartja számon a játék és kígyók állapotát.</text:span></text:p>
      <text:p text:style-name="P64">bool CNetHost::WaitForOtherPlayers() <text:span text:style-name="T38">– </text:span><text:span text:style-name="T9">A játék elején várja és kezeli a csatlakozó <text:tab/>játékosokat.</text:span></text:p>
      <text:p text:style-name="P64">void CNetHost::CheckForWinner() <text:span text:style-name="T38">– </text:span><text:span text:style-name="T9">Minden ciklusban megnézi, hogy vége-e a játéknak (pl <text:tab/>nyert-e valaki), ha vége van, akkor minden klienst tájékoztat erről és elküldi a nyertes <text:tab/>kígyó színét.</text:span></text:p>
      <text:p text:style-name="P65"><text:span text:style-name="T9"/></text:p>
      <text:h text:style-name="P67" text:outline-level="1">NetApp<text:span text:style-name="T36">Client.</text:span>cpp</text:h>
      <text:p text:style-name="P46">A program kliens módjához tartozó osztály a <text:span text:style-name="T27">CNetClient()</text:span><text:span text:style-name="T9">.</text:span></text:p>
      <text:p text:style-name="P57"><text:span text:style-name="T9">Egy socket elegendő a szerver-kliens 1-1 kapcsolathoz, ő csak a szervert látja a hálózaton, a szerver mindig továbbítja a többi kliens változásait.</text:span></text:p>
      <text:p text:style-name="P51">CNetClient::CNetClient() – <text:span text:style-name="T9">A felhasználót megkéri, hogy írja be a szerver IP címét, addig kéri újra <text:tab/>az IP címet amíg nem sikerül csatlakoznia. Allokál egy socketet a szerver-kliens <text:tab/>kapcsolathoz.</text:span></text:p>
      <text:p text:style-name="P52">CNetClient::~CNetClient() <text:span text:style-name="T39">– </text:span><text:span text:style-name="T9">A socketet felszabadítja.</text:span></text:p>
      <text:p text:style-name="P50">void CNetClient::CloseSocket(void) –<text:span text:style-name="T9"> </text:span><text:span text:style-name="T20">Ha megszakadt a kapcsolat, akkor felszabadítja a socketet <text:tab/>és kilép.</text:span></text:p>
      <text:p text:style-name="P54">void CNetClient::HandleConnection() <text:span text:style-name="T40">– </text:span><text:span text:style-name="T9">Minden ciklusban lefut, ha jött adat a szervertől, akkor a <text:tab/>kapott adatok alapján frissíti a kliensprogram állapotát.</text:span></text:p>
      <text:p text:style-name="P53"><text:span text:style-name="T40">bool CNetClient::CheckSocket(void) – </text:span><text:span text:style-name="T20">Ellenőrzi, hogy </text:span><text:span text:style-name="T21">jött-e adat a szervertől.</text:span></text:p>
      <text:p text:style-name="P54">void CNetClient::SendMsg(char snkIdx) – <text:span text:style-name="T9">Ha történt valami változás a kliens saját színéhez <text:tab/>tartozó kígyójával (pl. lövedéket lőtt a kígyó), akkor a változásokról tájékoztatja a <text:tab/>szervert.</text:span></text:p>
      <text:p text:style-name="P54">void SynchronizeSnakePos() – <text:span text:style-name="T9">A kígyók pozíciójának a szinkronizációj</text:span><text:span text:style-name="T22">át elvégző</text:span><text:span text:style-name="T9"> segédfgvny.</text:span></text:p>
      <text:p text:style-name="P55">char CnetClient::GetColor() <text:span text:style-name="T41">–</text:span> <text:span text:style-name="T9">A játék elején </text:span><text:span text:style-name="T23">a szervertől lekérdezi a következő szabad kígyó színt.</text:span></text:p>
      <text:p text:style-name="P58"><text:span text:style-name="T31">bool CNetClient::WaitForOtherPlayers() – </text:span><text:span text:style-name="T9">Ha megkapta a kliens a saját kígyó színét, akkor vár <text:tab/>addig amíg a szerver el nem indítja a játékot, </text:span><text:span text:style-name="T24">közben</text:span><text:span text:style-name="T9"> figyeli az újonnan csatlakozott <text:tab/>klienseket, </text:span><text:span text:style-name="T24">amikről a szervertől kap tájékoztatást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fabaf" officeooo:paragraph-rsid="000fabaf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0fabaf"/>
    </style:style>
    <style:style style:name="MT2" style:family="text">
      <style:text-properties fo:color="#666666" style:text-position="0% 100%" style:font-name="Liberation Sans" fo:font-size="10pt" fo:font-style="normal" fo:font-weight="normal" officeooo:rsid="000fabaf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officeooo:rsid="000fabaf" fo:background-color="transparent" loext:char-shading-value="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öte Ákos<text:line-break/>SKR5NC</text:p>
      </style:header>
      <style:header-first>
        <text:p text:style-name="Header_20_left"/>
      </style:header-first>
      <style:footer>
        <text:p text:style-name="MP2"><text:span text:style-name="MT1"><text:tab/></text:span><text:span text:style-name="MT2">Multiplayeres Snake játék</text:span><text:span text:style-name="MT1"><text:tab/></text:span><text:span text:style-name="MT3"><text:page-number text:select-page="current">7</text:page-number></text:span></text:p>
      </style:footer>
      <style:footer-first>
        <text:p text:style-name="MP3"><text:page-number text:select-page="current">1</text:page-number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9:48:03.150996537</meta:creation-date>
    <dc:date>2017-05-01T00:00:54.434972857</dc:date>
    <meta:editing-duration>PT1H26M32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7" meta:paragraph-count="102" meta:word-count="1027" meta:character-count="8162" meta:non-whitespace-character-count="7078"/>
  </office:meta>
</office:document-meta>
</file>